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.7cm" svg:height="3.601cm" svg:x="15.2cm" svg:y="7.9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cm" svg:height="1.899cm" svg:x="5.6cm" svg:y="13.013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" draw:id="id1" draw:layer="layout" svg:width="4.4cm" svg:height="3.001cm" svg:x="1.5cm" svg:y="8.713cm">
          <text:p text:style-name="P1">User Facing<text:line-break/>Oscar Instan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7cm" svg:y1="11.714cm" svg:x2="6.6cm" svg:y2="13.013cm" draw:start-shape="id1" draw:start-glue-point="2" draw:end-shape="id2" draw:end-glue-point="5" svg:d="m3700 11714 2900 1299">
          <text:p/>
        </draw:connector>
        <draw:custom-shape draw:style-name="gr2" draw:text-style-name="P1" xml:id="id7" draw:id="id7" draw:layer="layout" svg:width="2cm" svg:height="1.899cm" svg:x="19.3cm" svg:y="13.013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line" svg:x1="23.3cm" svg:y1="10.199cm" svg:x2="19.5cm" svg:y2="9.849cm" draw:start-shape="id3" draw:start-glue-point="2" draw:end-shape="id4" draw:end-glue-point="1" svg:d="m23300 10199-3800-350">
          <text:p/>
        </draw:connector>
        <draw:custom-shape draw:style-name="gr4" draw:text-style-name="P1" xml:id="id4" draw:id="id4" draw:layer="layout" svg:width="4cm" svg:height="1.499cm" svg:x="15.5cm" svg:y="9.1cm">
          <text:p text:style-name="P1">UserFacing<text:line-break/> Oscar In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4cm" svg:height="0.899cm" svg:x="21.3cm" svg:y="9.3cm">
          <text:p text:style-name="P1">Sync Thr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23.3cm" svg:y1="9.3cm" svg:x2="23.364cm" svg:y2="4.709cm" draw:start-shape="id3" draw:start-glue-point="0" svg:d="m23300 9300 64-4591">
          <text:p text:style-name="P1">MyOscar</text:p>
        </draw:connector>
        <draw:custom-shape draw:style-name="gr1" draw:text-style-name="P1" draw:layer="layout" svg:width="4.5cm" svg:height="3.601cm" svg:x="6.4cm" svg:y="8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4.1cm" svg:height="1.499cm" svg:x="6.6cm" svg:y="10.013cm">
          <text:p text:style-name="P1">Sync Oscar<text:line-break/>Inst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4cm" svg:height="0.899cm" svg:x="6.6cm" svg:y="8.301cm">
          <text:p text:style-name="P1">Sync Thre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6cm" svg:y1="8.301cm" svg:x2="8.596cm" svg:y2="5.3cm" draw:start-shape="id5" draw:start-glue-point="0" svg:d="m8600 8301-4-3001">
          <text:p text:style-name="P1">MyOscar</text:p>
        </draw:connector>
        <draw:connector draw:style-name="gr3" draw:text-style-name="P1" draw:layer="layout" draw:type="line" svg:x1="8.6cm" svg:y1="9.2cm" svg:x2="8.65cm" svg:y2="10.013cm" draw:start-shape="id5" draw:start-glue-point="2" draw:end-shape="id6" draw:end-glue-point="0" svg:d="m8600 9200 50 813">
          <text:p/>
        </draw:connector>
        <draw:connector draw:style-name="gr3" draw:text-style-name="P1" draw:layer="layout" draw:type="line" svg:x1="8.65cm" svg:y1="11.512cm" svg:x2="6.6cm" svg:y2="13.013cm" draw:start-shape="id6" draw:start-glue-point="2" draw:end-shape="id2" draw:end-glue-point="5" svg:d="m8650 11512-2050 1501">
          <text:p/>
        </draw:connector>
        <draw:connector draw:style-name="gr3" draw:text-style-name="P1" draw:layer="layout" draw:type="line" svg:x1="17.5cm" svg:y1="10.599cm" svg:x2="20.3cm" svg:y2="13.013cm" draw:start-shape="id4" draw:start-glue-point="2" draw:end-shape="id7" draw:end-glue-point="5" svg:d="m17500 10599 2800 2414">
          <text:p/>
        </draw:connector>
        <draw:connector draw:style-name="gr5" draw:text-style-name="P1" draw:layer="layout" draw:type="line" svg:x1="3.7cm" svg:y1="8.713cm" svg:x2="3.812cm" svg:y2="5.112cm" draw:start-shape="id1" draw:start-glue-point="0" svg:d="m3700 8713 112-3601">
          <text:p text:style-name="P1">Providers<text:line-break/>Browser</text:p>
        </draw:connector>
        <draw:connector draw:style-name="gr5" draw:text-style-name="P1" draw:layer="layout" draw:type="line" svg:x1="17.5cm" svg:y1="9.1cm" svg:x2="17.355cm" svg:y2="4.44cm" draw:start-shape="id4" draw:start-glue-point="0" svg:d="m17500 9100-145-4660">
          <text:p text:style-name="P1">Providers<text:line-break/>Browser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dman </meta:initial-creator>
    <meta:creation-date>2013-02-08T11:19:55</meta:creation-date>
    <meta:generator>LibreOffice/3.4$Unix LibreOffice_project/340m1$Build-402</meta:generator>
    <dc:date>2013-02-08T11:25:18</dc:date>
    <dc:creator>tedman </dc:creator>
    <meta:editing-duration>PT5M23S</meta:editing-duration>
    <meta:editing-cycles>1</meta:editing-cycles>
    <meta:document-statistic meta:object-count="18"/>
  </office:meta>
</office:document-meta>
</file>